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1cm" svg:stroke-color="#000000" draw:stroke-linejoin="miter" draw:fill="solid" draw:fill-color="#000000"/>
    </style:style>
    <style:style style:name="gr2" style:family="graphic" style:parent-style-name="objectwitharrow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9015"/>
    </style:style>
  </office:automatic-styles>
  <office:body>
    <office:drawing>
      <draw:page draw:name="page1" draw:style-name="dp1" draw:master-page-name="diagrams2">
        <draw:path draw:style-name="gr1" draw:text-style-name="P1" draw:layer="layout" svg:width="0.07cm" svg:height="0.069cm" svg:x="2.134cm" svg:y="1.328cm" svg:viewBox="0 0 71 70" svg:d="M71 35c0 6-2 12-5 17-3 6-7 10-13 13s-11 5-18 5c-6 0-12-2-17-5-6-3-10-7-13-13-4-5-5-11-5-17 0-7 1-12 5-18 3-5 7-9 13-12 5-4 11-5 17-5 7 0 12 1 18 5 6 3 10 7 13 12 3 6 5 11 5 18z">
          <text:p/>
        </draw:path>
        <draw:line draw:style-name="gr2" draw:text-style-name="P2" draw:layer="layout" svg:x1="3.574cm" svg:y1="1.424cm" svg:x2="4.753cm" svg:y2="1.418cm">
          <text:p/>
        </draw:line>
        <draw:line draw:style-name="gr3" draw:text-style-name="P3" draw:layer="layout" svg:x1="2.17cm" svg:y1="1.355cm" svg:x2="3.299cm" svg:y2="0.631cm">
          <text:p/>
        </draw:line>
        <draw:line draw:style-name="gr3" draw:text-style-name="P3" draw:layer="layout" svg:x1="2.145cm" svg:y1="1.347cm" svg:x2="1.016cm" svg:y2="0.623cm">
          <text:p/>
        </draw:line>
        <draw:line draw:style-name="gr3" draw:text-style-name="P3" draw:layer="layout" svg:x1="2.182cm" svg:y1="2.712cm" svg:x2="2.171cm" svg:y2="1.371cm">
          <text:p/>
        </draw:line>
        <draw:path draw:style-name="gr4" draw:text-style-name="P4" draw:layer="layout" svg:width="0.415cm" svg:height="0.409cm" svg:x="2.711cm" svg:y="0.669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4" draw:text-style-name="P4" draw:layer="layout" svg:width="0.415cm" svg:height="0.409cm" svg:x="1.966cm" svg:y="2.045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4" draw:text-style-name="P4" draw:layer="layout" svg:width="0.415cm" svg:height="0.409cm" svg:x="1.193cm" svg:y="0.668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1" draw:text-style-name="P1" draw:layer="layout" svg:width="0.07cm" svg:height="0.069cm" svg:x="6.001cm" svg:y="1.367cm" svg:viewBox="0 0 71 70" svg:d="M71 35c0 6-2 12-5 17-3 6-7 10-13 13s-11 5-18 5c-6 0-12-2-17-5-6-3-10-7-13-13-4-5-5-11-5-17 0-7 1-12 5-18 3-5 7-9 13-12 5-4 11-5 17-5 7 0 12 1 18 5 6 3 10 7 13 12 3 6 5 11 5 18z">
          <text:p/>
        </draw:path>
        <draw:line draw:style-name="gr3" draw:text-style-name="P3" draw:layer="layout" svg:x1="6.037cm" svg:y1="1.394cm" svg:x2="6.843cm" svg:y2="0.878cm">
          <text:p/>
        </draw:line>
        <draw:line draw:style-name="gr3" draw:text-style-name="P3" draw:layer="layout" svg:x1="6.012cm" svg:y1="1.386cm" svg:x2="5.225cm" svg:y2="0.882cm">
          <text:p/>
        </draw:line>
        <draw:line draw:style-name="gr3" draw:text-style-name="P3" draw:layer="layout" svg:x1="6.044cm" svg:y1="2.242cm" svg:x2="6.038cm" svg:y2="1.41cm">
          <text:p/>
        </draw:line>
        <draw:polygon draw:style-name="gr4" draw:text-style-name="P4" draw:layer="layout" svg:width="0.93cm" svg:height="0.794cm" draw:transform="rotate (-3.14159265358979) translate (6.504cm 1.89034530938124cm)" svg:viewBox="0 0 931 795" draw:points="0,795 931,795 466,0">
          <text:p/>
        </draw:polygon>
        <draw:frame draw:style-name="gr5" draw:text-style-name="P2" draw:layer="layout" svg:width="1.364cm" svg:height="0.555cm" svg:x="7.807cm" svg:y="1.1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4.072cm" svg:height="0.619cm" svg:x="3.176cm" svg:y="2.97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05cm" svg:stroke-color="#000000" draw:marker-start-width="0.57cm" draw:marker-start-center="true" draw:marker-end="Arrow" draw:marker-end-width="0.17cm" draw:fill-gradient-name="Gradient_20_3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6cm" draw:marker-end-width="0.2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s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m0$Build-3</meta:generator>
    <dc:date>2017-03-22T21:00:01.136680755</dc:date>
    <meta:editing-duration>PT53M53S</meta:editing-duration>
    <meta:editing-cycles>13</meta:editing-cycles>
    <meta:document-statistic meta:object-count="15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4</mn>
          </msup>
        </mrow>
        <mo fence="true" stretchy="false">)</mo>
      </mrow>
    </mrow>
    <annotation encoding="StarMath 5.0">O( N^4 )</annotation>
  </semantics>
</math>
</file>

<file path=Object 2/content.xml><?xml version="1.0" encoding="utf-8"?>
<math xmlns="http://www.w3.org/1998/Math/MathML" display="block">
  <semantics>
    <mrow>
      <mrow>
        <msub>
          <mi>T</mi>
          <mrow>
            <mi>p</mi>
            <mi>q</mi>
            <mi>r</mi>
          </mrow>
        </msub>
        <mo stretchy="false">=</mo>
        <mrow>
          <msub>
            <mo stretchy="false">∑</mo>
            <mi mathvariant="normal">α</mi>
          </msub>
          <msub>
            <mi>A</mi>
            <mrow>
              <mi>p</mi>
              <mi mathvariant="normal">α</mi>
            </mrow>
          </msub>
        </mrow>
      </mrow>
      <msub>
        <mi>B</mi>
        <mrow>
          <mi>q</mi>
          <mi mathvariant="normal">α</mi>
        </mrow>
      </msub>
      <msub>
        <mi>C</mi>
        <mrow>
          <mi>r</mi>
          <mi mathvariant="normal">α</mi>
        </mrow>
      </msub>
    </mrow>
    <annotation encoding="StarMath 5.0">T_{ p q r } = sum_{ %alpha } A_{ p %alpha } B_{ q %alpha } C_{ r %alpha }</annotation>
  </semantics>
</math>
</file>